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indent="0cm" style:auto-text-indent="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list-style-name="L1">
      <style:paragraph-properties fo:margin-left="0cm" fo:margin-right="0cm" fo:text-indent="-0.026cm" style:auto-text-indent="false">
        <style:tab-stops/>
      </style:paragraph-properties>
      <style:text-properties fo:font-style="normal" style:font-style-asian="normal" style:font-style-complex="normal"/>
    </style:style>
    <style:style style:name="P5" style:family="paragraph" style:parent-style-name="Standard" style:list-style-name="L1">
      <style:paragraph-properties fo:margin-left="-0.026cm" fo:margin-right="0cm" fo:text-indent="0cm" style:auto-text-indent="false"/>
      <style:text-properties fo:font-style="normal" style:font-style-asian="normal" style:font-style-complex="normal"/>
    </style:style>
    <style:style style:name="P6" style:family="paragraph" style:parent-style-name="Standard" style:list-style-name="L2">
      <style:paragraph-properties fo:margin-left="-0.026cm" fo:margin-right="0cm" fo:text-indent="0cm" style:auto-text-indent="false"/>
      <style:text-properties fo:font-style="normal" style:font-style-asian="normal" style:font-style-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0cm" fo:margin-right="0cm" fo:text-indent="0cm" style:auto-text-indent="false"/>
      <style:text-properties fo:font-style="normal" style:font-style-asian="normal" style:font-style-complex="normal"/>
    </style:style>
    <style:style style:name="P10" style:family="paragraph" style:parent-style-name="Standard">
      <style:paragraph-properties fo:margin-left="0.45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margin-left="0.503cm" fo:margin-right="0cm" fo:text-indent="0cm" style:auto-text-indent="false"/>
    </style:style>
    <style:style style:name="P12" style:family="paragraph" style:parent-style-name="Standard">
      <style:paragraph-properties fo:margin-left="0.503cm" fo:margin-right="0cm" fo:text-indent="0cm" style:auto-text-indent="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0.503cm" fo:margin-right="0cm" fo:text-indent="0cm" style:auto-text-indent="false"/>
      <style:text-properties fo:font-style="normal" style:font-style-asian="normal" style:font-style-complex="normal"/>
    </style:style>
    <style:style style:name="P14" style:family="paragraph" style:parent-style-name="Footnote">
      <style:paragraph-properties fo:margin-left="0cm" fo:margin-right="0cm" fo:text-indent="0cm"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tyle="normal" style:font-name-asian="Times New Roman1" style:font-style-asian="normal" style:font-name-complex="Times New Roman1" style:font-style-complex="normal"/>
    </style:style>
    <style:style style:name="T8"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9" style:family="text">
      <style:text-properties style:font-name="Times New Roman"/>
    </style:style>
    <style:style style:name="T10" style:family="text">
      <style:text-properties style:font-name="Times New Roman" style:font-name-asian="SimSun" style:font-name-complex="Mangal"/>
    </style:style>
    <style:style style:name="T11" style:family="text">
      <style:text-properties style:font-name="Times New Roman" fo:font-style="italic" style:font-name-asian="SimSun" style:font-style-asian="italic" style:font-name-complex="Mangal" style:font-style-complex="italic"/>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normal" style:font-name-asian="SimSun" style:font-style-asian="normal" style:font-name-complex="Mangal" style:font-style-complex="normal"/>
    </style:style>
    <style:style style:name="T14" style:family="text">
      <style:text-properties style:font-name="Times New Roman" fo:font-style="normal" style:font-style-asian="normal" style:font-style-complex="normal"/>
    </style:style>
    <style:style style:name="T15" style:family="text">
      <style:text-properties style:text-position="super 58%"/>
    </style:style>
    <style:style style:name="T16" style:family="text">
      <style:text-properties style:font-name="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 ALC: <text:span text:style-name="T2">Ard-Fer Leigind</text:span></text:p>
      <text:p text:style-name="Standard">CS, AFM: <text:span text:style-name="T2">Fer leigind</text:span></text:p>
      <text:p text:style-name="P3">AT: <text:span text:style-name="T2">Ughdar Gaidhel etir léighind </text:span>[…]</text:p>
      <text:p text:style-name="P3">AC: <text:span text:style-name="T2">Lector</text:span> </text:p>
      <text:p text:style-name="Standard"/>
      <text:p text:style-name="Standard"><text:s text:c="5"/>All of Flann Mainistrech's obits associate him with <text:span text:style-name="T2">léigenn</text:span><text:span text:style-name="T4">, derived from Latin </text:span><text:span text:style-name="T2">legendum </text:span><text:span text:style-name="T4">('reading'. Lit. 'to be read'). DIL suggests that this term originally referred only to 'Latin ecclesiastical learning', its meaning subsequently broadening to include scholarship conducted through Gaelic. On the basis of DIL's numerous examples, it appears largely to retain strong connotations of literacy within an ecclesiastical setting. It seems to refer predominantly to textual study but can also mean teaching or doctrine in the abstract or the act of reading aloud. </text:span></text:p>
      <text:p text:style-name="Standard"><text:span text:style-name="T4"><text:s text:c="5"/>The word most commonly appears in the annals as part of the designation </text:span><text:span text:style-name="T2">fer leiginn </text:span><text:span text:style-name="T4">('man of reading') and ocassionally </text:span><text:span text:style-name="T2">mac leiginn</text:span><text:span text:style-name="T4"> ('student'. Lit. 'boy of reading'). The term </text:span><text:span text:style-name="T2">léigenn</text:span><text:span text:style-name="T4"> also comes to be used independently. 150 individuals are associated with</text:span><text:span text:style-name="T2"> léigenn </text:span><text:span text:style-name="T4">in the annals. In the early period, </text:span><text:span text:style-name="T2">fer leiginn </text:span><text:span text:style-name="T4">is the only form attested, the independent used occurring from the thirteenth century onwards.</text:span></text:p>
      <text:p text:style-name="Standard"><text:span text:style-name="T4"><text:s text:c="5"/></text:span><text:span text:style-name="T2">Fir leiginn</text:span><text:span text:style-name="T4"> begin to be attested in the annals from the early ninth century onwards and are found in all collections which cover this period. The number of attestations then steadily increases before declining rapidly at the end of the twelfth century. In all but one of the collections, the attestations peak at various points between 1000 and 1200. The exception is ALC, in which only two practitioners of</text:span><text:span text:style-name="T2"> léigenn</text:span><text:span text:style-name="T4"> are attested before 1150, with six appearing between 1150 and 1250. In the other collections, numbers decline rapidly but do not by any means tail off completely in the centuries after 1200. In the period after 1200. The last use of the term </text:span><text:span text:style-name="T2">fer leiginn</text:span><text:span text:style-name="T4"> is from AU (1303.5) under 1303 and </text:span><text:span text:style-name="T2">léigenn</text:span><text:span text:style-name="T4"> is last used, also in AU (1504.2), under 1504. </text:span></text:p>
      <text:p text:style-name="Standard"><text:span text:style-name="T4"><text:s text:c="5"/>It is tempting, therefore, to postulate the downfall of the </text:span><text:span text:style-name="T2">fer leiginn</text:span><text:span text:style-name="T4"> as being associated with the ecclesiastical reforms of the twelfth-century and the Anglo-Norman conquests, which are often invoked to explain dramatic changes in the character of medieval Gaelic literature generally. However, attestations of </text:span><text:span text:style-name="T2">fir leiginn </text:span><text:span text:style-name="T4">encroach quite considerably into the period after these developments, suggesting that the decline of this position was gradual and perhaps involved other factors. Also, it is now generally accepted that ecclesiastical reform was in many respects driven from within the Irish church, perhaps by those described as </text:span><text:span text:style-name="T2">fir leiginn</text:span><text:span text:style-name="T4">, which renders their relationship to the reform more complex. It is also worth remembering, as always, that changes in attestations like this may be due to a change of chronicling strategy or altered perceptions of society by choniclers rather than a real decline in monastic scholars. Thus, hypothetically, if the work and subjects tackled by monastic scholars changed markedly in the later twelfth century, their studies may then fail to meet the traditional definition of </text:span><text:span text:style-name="T2">léigenn </text:span><text:span text:style-name="T4">and cease to be recorded as such, even though monastic scholarship still occurred. The modern consensus, however, is that genuine and fundamental changes took place in the social and intellectual infrastructure of medieval Gaelic scholarship at this period. </text:span></text:p>
      <text:p text:style-name="Standard"><text:span text:style-name="T4"><text:s text:c="5"/>Examining first the social and institutional place of the </text:span><text:span text:style-name="T2">fer leiginn</text:span><text:span text:style-name="T4">, as suggested in the annals, it appears to be a monastic title. O'Curry interpreted it variously as 'lay teacher' or 'chief professor' and did not understand this role as necessarily being filled by a monk in orders.</text:span><text:span text:style-name="T4"><text:note text:id="ftn30" text:note-class="footnote"><text:note-citation>1</text:note-citation><text:note-body><text:p text:style-name="Footnote"/></text:note-body></text:note></text:span> Mac Airt, however, describes the term as 'purely monastic'<text:note text:id="ftn29" text:note-class="footnote"><text:note-citation>2</text:note-citation><text:note-body><text:p text:style-name="P1"><text:s/></text:p></text:note-body></text:note><text:span text:style-name="T4"> and this is how it is generally interpreted. 'Secularised' Irish monasteries between the tenth and twelfth centuries were, according to Kathleen Hughes, quite diverse places and many members of the community would not have been in orders.</text:span><text:span text:style-name="T4"><text:note text:id="ftn28" text:note-class="footnote"><text:note-citation>3</text:note-citation><text:note-body><text:p text:style-name="Footnote"/></text:note-body></text:note></text:span><text:span text:style-name="T4"> Even if the </text:span><text:span text:style-name="T2">fer leiginn</text:span><text:span text:style-name="T4"> was not typically a monk, he would not have been out of place in a monastery. </text:span></text:p>
      <text:p text:style-name="Standard"><text:span text:style-name="T4"><text:s text:c="4"/>The term </text:span><text:span text:style-name="T2">fer leiginn</text:span><text:span text:style-name="T4"> is possibly to be understood as paired with </text:span><text:span text:style-name="T2">mac leiginn</text:span><text:span text:style-name="T4">, as if the </text:span><text:span text:style-name="T2">fer leiginn</text:span><text:span text:style-name="T4"> is someone who has completed the course of study of a </text:span><text:span text:style-name="T2">mac leiginn</text:span><text:span text:style-name="T4">. It could thus mean something like 'graduate' or 'educated'. Other attested forms like </text:span><text:span text:style-name="T2">suí leiginn</text:span><text:span text:style-name="T4"> (AFM 1088.3) or </text:span><text:span text:style-name="T2">ard fer leiginn </text:span><text:soft-page-break/><text:span text:style-name="T4">(see below) could reflect different levels of achievement but this is pure speculation. </text:span></text:p>
      <text:p text:style-name="Standard"><text:span text:style-name="T4"><text:s text:c="5"/>However, it appears to be an institutional role rather than a title born by an individual. The evidence of the annals strongly favours understanding the </text:span><text:span text:style-name="T2">fer legind </text:span><text:span text:style-name="T4">as occupying a senior position in a monastery. The majority of </text:span><text:span text:style-name="T2">fir leiginn </text:span><text:span text:style-name="T4">mentioned in the annals are associated explicitly with a specific institution. AU (1049.6) records the succession of Dub Dá Leithe, the </text:span><text:span text:style-name="T2">fer leiginn</text:span><text:span text:style-name="T4">, to the abbacy on the same day as the death of the previous abbot. Similarly, AFM (1070.2) describes Dondghal mac Gormáin as 'ard fher leiginn Leithe Cuinn &amp; tánaissi abbaidh Cluana Mic Nóis'.</text:span><text:span text:style-name="T4"><text:note text:id="ftn27" text:note-class="footnote"><text:note-citation>4</text:note-citation><text:note-body><text:p text:style-name="P1"><text:s/>'<text:span text:style-name="T2">fer leiginn</text:span><text:span text:style-name="T4"> of the northern half of Ireland and heir to the abbot of Clonmacnoise'.</text:span></text:p></text:note-body></text:note></text:span> However, the annals do not customarily gives these sorts of details, which could imply that these examples are out of the ordinary and not a good indication of the status of the typical <text:span text:style-name="T2">fer leiginn</text:span><text:span text:style-name="T4">. </text:span></text:p>
      <text:p text:style-name="Standard"><text:span text:style-name="T4"><text:s text:c="5"/>It appears to have been possible to be an abbot, bishop and </text:span><text:span text:style-name="T2">fer leiginn</text:span><text:span text:style-name="T4"> at the same time; various combinations are attested in most of the annals from the ninth century onwards, although it is not impossible that the annals are sometimes describing someone's entire career as opposed to just the offices held at the time of their death. One individual even appears to have been abbot and </text:span><text:span text:style-name="T2">fer leiginn</text:span><text:span text:style-name="T4"> respectively at different monasteries. According to AU (1011.1), Muiredach Mac Críchan was </text:span><text:span text:style-name="T2">comarb</text:span><text:span text:style-name="T4"> of Colum Cille, which presumably involved some sort of role at Kells, Derry or Iona, and </text:span><text:span text:style-name="T2">fer leginn</text:span><text:span text:style-name="T4"> at Armagh.</text:span><text:span text:style-name="T4"><text:note text:id="ftn26" text:note-class="footnote"><text:note-citation>5</text:note-citation><text:note-body><text:p text:style-name="P1"><text:s/>Herbert. Common leadership of Patrician and Columban federations in early 11<text:span text:style-name="T15">th</text:span> century.</text:p></text:note-body></text:note></text:span><text:span text:style-name="T4"> Other examples include Eogán Mainistrech and Aed Mac Crimthainn, discussed below. </text:span></text:p>
      <text:p text:style-name="Standard"><text:span text:style-name="T4"><text:s text:c="5"/>It is not easy to tell if monasteries typically had one </text:span><text:span text:style-name="T2">fer leiginn </text:span><text:span text:style-name="T4">in post at a time or whether any number of individuals with this title could work at a single monastery. The typical genitival construction used to associate a </text:span><text:span text:style-name="T2">fer leiginn</text:span><text:span text:style-name="T4"> with a monastery (for example, </text:span><text:span text:style-name="T2">fer leiginn Arda Macha</text:span><text:span text:style-name="T4">) does imply that the position is unique, as it parallels constructions like </text:span><text:span text:style-name="T2">rí Eoganachta Caisil</text:span><text:span text:style-name="T4">,</text:span><text:span text:style-name="T2"> </text:span><text:span text:style-name="T4">in which it is presumed there is only one king. Furthermore, in noting the kidnapping of two monks of Armagh, AU (879.6) implies that Mochta was the only </text:span><text:span text:style-name="T2">fer leiginn</text:span><text:span text:style-name="T4"> at Armagh at the time: 'Mael Cobho m. Crunnmhaeil, princeps Aird Macha, do ergabhail do Gallaibh, &amp; in fer leighinn .i. Mochta'.</text:span><text:span text:style-name="T4"><text:note text:id="ftn25" text:note-class="footnote"><text:note-citation>6</text:note-citation><text:note-body><text:p text:style-name="Footnote"/></text:note-body></text:note></text:span></text:p>
      <text:p text:style-name="Standard"><text:span text:style-name="T4"><text:s text:c="5"/>An extensive narrative, supported by verse quotations, in AFM (825.5) and CS (827) details the ousting of Eogán Mainistrech from the abbacy of Armagh and his restoration but also describes him as </text:span><text:span text:style-name="T2">fer leiginn </text:span><text:span text:style-name="T4">at Monasterboice. He is restored to the abbacy with the support of Níall Caille, king of Cenél nEogáin. The incident is cited as the cause of the battle of Leth Cam, in which Níall cemented Cenél nEogáin supremacy over the Ulaid and the Airgialla, who had supported Artrí mac Conchobuir, a candidate from one of the royal dynasties of Airgialla.</text:span><text:span text:style-name="T4"><text:note text:id="ftn24" text:note-class="footnote"><text:note-citation>7</text:note-citation><text:note-body><text:p text:style-name="P1"><text:s/>'Lay Control'</text:p></text:note-body></text:note></text:span></text:p>
      <text:p text:style-name="Standard"><text:span text:style-name="T4"><text:s text:c="5"/>Again, the value of this source is questionable. Both the prose and poetry are of uncertain origins and other compilations of annals do not mention this dispute, although AU does note the battle of Leth Cam and some of the subsequent attempts to disrupt Eogán's abbacy. Nonetheless, this narrative does contain some interesting information on the </text:span><text:span text:style-name="T2">feras leiginn</text:span><text:span text:style-name="T4">, whether derived from later perceptions or actual events. </text:span></text:p>
      <text:p text:style-name="Standard"><text:span text:style-name="T4"><text:s text:c="5"/>Like Muiredach Mac Críchan, Eogán was, before his unceremonious removal, </text:span><text:span text:style-name="T2">fer leiginn</text:span><text:span text:style-name="T4"> and abbot at the same time and at different monasteries, although not necessarily within different federations. After his removal, Eogán is able to send </text:span><text:span text:style-name="T2">a</text:span><text:span text:style-name="T4"> </text:span><text:span text:style-name="T2">sailmcedlaid </text:span><text:span text:style-name="T4">('his psalm-singer') as a messenger to Níall. It is not clear whether the </text:span><text:span text:style-name="T2">sailmcedlaid </text:span><text:span text:style-name="T4">was based at Monasterboice or had fled Armagh with Eogán. The former would associate the office of </text:span><text:span text:style-name="T2">fer leiginn </text:span><text:span text:style-name="T4">closely with personnel involved in sacred learning and worship. <text:s text:c="2"/></text:span></text:p>
      <text:p text:style-name="P7"><text:span text:style-name="T5"><text:s text:c="5"/>There is some evidence within the annals and elsewhere to suggest that the </text:span><text:span text:style-name="T3">fer leiginn</text:span><text:span text:style-name="T5"> was responsible for education. AU (1042.6) and AFM (1042.6) both describe Máel Petair Ua hAilecáin as 'fer leighinn Arda Macha, &amp; toiseach na mac leighind'.</text:span><text:span text:style-name="T5"><text:note text:id="ftn23" text:note-class="footnote"><text:note-citation>8</text:note-citation><text:note-body><text:p text:style-name="P1"><text:s/>'<text:span text:style-name="T2">fer leiginn </text:span><text:span text:style-name="T4">of Armagh and head of the students'. </text:span></text:p></text:note-body></text:note></text:span><text:span text:style-name="T5"> This is somewhat ambiguous, as it could mean that Máel Petair was responsible for the students or that he was foremost among them. Again, the uniqueness of this detail in the annals perhaps meditates against its wider application. <text:s/></text:span></text:p>
      <text:p text:style-name="P7"><text:span text:style-name="T5"><text:s text:c="4"/>Flann Ua Gormáin's role seems to be more explicit. In what is either an unusally detailed annal </text:span><text:soft-page-break/><text:span text:style-name="T5">entry or an unusually active career, Flann Ua Gormáin is described in both ALC (1174.1) and AFM (1174.4) as 'fer leiginn Arda Macha &amp; Erenn uile' and as spending twenty years studying in England and France before spending the same period again 'ag follamnugh sgol nErenn'.</text:span><text:span text:style-name="T5"><text:note text:id="ftn22" text:note-class="footnote"><text:note-citation>9</text:note-citation><text:note-body><text:p text:style-name="P1"><text:s/>'in charge of the schools of Ireland'</text:p></text:note-body></text:note></text:span><text:span text:style-name="T5"> He is also described in ALC, AFM and AU (1174.1) as proficient in sacred and secular learning. </text:span></text:p>
      <text:p text:style-name="P8"><text:s text:c="5"/>The authority of Flann Ua Gormáin over the schools of Ireland may have been derived from wider efforts to standardise education and centre it on Armagh as part of Armagh's quest for primacy and general efforts during the twelfth century towards ecclesiastical reform.<text:note text:id="ftn21" text:note-class="footnote"><text:note-citation>10</text:note-citation><text:note-body><text:p text:style-name="Footnote"/></text:note-body></text:note> This is implied by an earlier entry in AU (1162.3).</text:p>
      <text:p text:style-name="P8"/>
      <text:p text:style-name="P10">Senadh cleirech n-Erenn, im comarba Patraic, .i., im Gilla Mac Liac, mac Ruaidhri, ic Cloenad, i r-rabatur sé espuic fichet, co n-abadhaibh imdaibh, ic erail riagla &amp; sobesa. Ocus is don cur-sin ro cinnset cleirich Erenn gradha ardespuic Erenn do chomarba Patraic, amail ro boi riam &amp; na badh fer leighind i cill i n-Erinn nech acht dalta Aird Macha.<text:note text:id="ftn20" text:note-class="footnote"><text:note-citation>11</text:note-citation><text:note-body><text:p text:style-name="P1"><text:s/>trans. Mac Airt 'A Synod of the clergy of Ireland <text:span text:style-name="T1">[was held]</text:span> around the successor of Patrick, to wit, around Gilla Mac Liach, son of Ruaidhri, at Cloenad, wherein were six <text:span text:style-name="T1">[and]</text:span> twenty bishops, with many abbots, enjoining rule and good conduct. And it is on that occasion the clergy of Ireland assigned the Orders of archbishop of Ireland to the successor of Patrick, as it was before and that no one should be lector in a church in Ireland, except an alumnus of Ard Macha'. </text:p></text:note-body></text:note> </text:p>
      <text:p text:style-name="P3"/>
      <text:p text:style-name="P3"><text:s text:c="5"/>At something of a remove, in terms of time and place, from the focus of our interests, a <text:span text:style-name="T2">fer leiginn</text:span> apparently oversaw various aspects of the administration of the schools of St. Andrews, although only one individual is attested with this title. Laurence of Thornton (ob.1240), Archdeacon of St. Andrews, was involved in a variety of legal and ecclesiastical matters in Fife and further afield. He is described as 'ferleyn' in a document dating between 1211 and 1213, which concerns the payments of certain <text:span text:style-name="T2">cains</text:span> from an estate to support poor scholars. This, in some way, required the assent of Master Laurence as 'ferleyn'<text:span text:style-name="T2">. </text:span>The document also refers to 'the <text:span text:style-name="T2">fer leiginn </text:span>of St. Andrews' house', suggesting that it was an established post.<text:note text:id="ftn19" text:note-class="footnote"><text:note-citation>12</text:note-citation><text:note-body><text:p text:style-name="P1"><text:s/>PoMS title/occupation factoid, no. 43230 (<text:a xlink:type="simple" xlink:href="http://db.poms.ac.uk/record/factoid/43230/db.poms.ac.uk/record/factoid/43230/">http://db.poms.ac.uk/record/factoid/43230/</text:a>; accessed 08 April 2013) </text:p></text:note-body></text:note> </text:p>
      <text:p text:style-name="P3"><text:s text:c="5"/>It is perhaps due to the associations of<text:span text:style-name="T2"> léigenn</text:span> with ecclesiastical and thus universal scholarship that <text:s/>it was applicable to the 'new' learning of the twelfth-century and beyond, exemplified in scholarship of Flann Ua Gormáin, honed abroad, and in the curriculum of St. Andrews. The term <text:span text:style-name="T2">léigenn</text:span> is used to describe studies or teaching at university in the case of <text:s/>Matha mac Concobuir h-Ui Eogain (AU 1382.1), who is described as spending fourteen years in Oxford 'ag denum leighinn'.<text:note text:id="ftn18" text:note-class="footnote"><text:note-citation>13</text:note-citation><text:note-body><text:p text:style-name="P1"><text:s/>Mac Airts trans. 'giving lectures'. </text:p></text:note-body></text:note> </text:p>
      <text:p text:style-name="P3"><text:s text:c="5"/>This individual is curiously similar to Laurence of Thornton and not simply through association with <text:span text:style-name="T2">léigenn.</text:span> Both are called <text:span text:style-name="T2">magister</text:span>, as is Flann Ua Gormáin (AT 1174.4), although in the differing discourses of the Irish annals and various Latin charters. For Marie Therese Flanagan, this term is 'suggestive of an education in a Continental cathedral school or embryonic university and mastery of a useful discipline'.<text:note text:id="ftn17" text:note-class="footnote"><text:note-citation>14</text:note-citation><text:note-body><text:p text:style-name="P1"><text:s/><text:span text:style-name="T2">The Transformation of the Irish Church in the Twelfth Century</text:span><text:span text:style-name="T4">, p.169.</text:span></text:p></text:note-body></text:note> Finally, both Laurence and Matha were archdeacons. <text:s/></text:p>
      <text:p text:style-name="Standard"><text:span text:style-name="T4"><text:s text:c="5"/></text:span><text:span text:style-name="T2">Léigenn </text:span><text:span text:style-name="T4">thus continues to be applied to scholarship in the later Middle Ages and there are hints in the examples just given that it may have been associated with particular roles and responsibilities not always directly linked to scholarship. Its continued usage may be due to the annalists striving to apply a limited, standardised range of terminology even in a new cultural and social setting or it may imply a degree of continuity between early and late medieval scholarship.</text:span><text:span text:style-name="T4"><text:note text:id="ftn16" text:note-class="footnote"><text:note-citation>15</text:note-citation><text:note-body><text:p text:style-name="P1"><text:s/>Mac Cana</text:p></text:note-body></text:note></text:span><text:span text:style-name="T4"> <text:s text:c="6"/></text:span></text:p>
      <text:p text:style-name="P3"><text:s text:c="5"/>As well as being a position within a monastery or a school, quite a lot of evidence can br found to suggest that a <text:span text:style-name="T2">fer leiginn</text:span> was often involved directly in secular society and politics. For example, another interesting aspect of the account of Eogán Mainistrech in AFM is infuence he seems to have over the king of Cenél nEogain. <text:s text:c="4"/></text:p>
      <text:p text:style-name="P3"/>
      <text:p text:style-name="P11"><text:soft-page-break/><text:span text:style-name="T5">Abair ré Niall ni madha, <text:line-break/>guth Eoghain, mic Anmchadha, <text:line-break/>Ni biodh 'san righe i rabha, <text:line-break/>munab abb a anmchara.</text:span><text:span text:style-name="T5"><text:note text:id="ftn15" text:note-class="footnote"><text:note-citation>16</text:note-citation><text:note-body><text:p text:style-name="P1"><text:s/>'Say to Niall that not lucky for him will be the curse of Eoghan, son of Anmchadh; he will not be in the kingdom in which he is, unless his spiritual adviser be abbot'.</text:p></text:note-body></text:note></text:span><text:span text:style-name="T5"> </text:span></text:p>
      <text:p text:style-name="P12"/>
      <text:p text:style-name="P7"><text:span text:style-name="T5"><text:s text:c="5"/>It should be noted that this influence is apparently derived from his role as Níall's </text:span><text:span text:style-name="T3">anmchara</text:span><text:span text:style-name="T5"> ('confessor'). The fact he was also </text:span><text:span text:style-name="T3">fer leiginn</text:span><text:span text:style-name="T5"> is not mentioned as being of direct relevance. It is also not clear whether he became Níall's </text:span><text:span text:style-name="T3">anmchara</text:span><text:span text:style-name="T5"> by virtue of his office at Armagh or at Monasterboice, nor is it clear where the </text:span><text:span text:style-name="T3">sailmcedlaid </text:span><text:span text:style-name="T5">was based. A lot remains to be elucidated about this intriguing incident but it does, at least, demonstrate that a </text:span><text:span text:style-name="T3">fer leiginn</text:span><text:span text:style-name="T5"> could be intimately involved in secular society and politics, although not necessarily in their capacity as </text:span><text:span text:style-name="T3">fer leiginn</text:span><text:span text:style-name="T5">. </text:span></text:p>
      <text:p text:style-name="P7"><text:span text:style-name="T5"><text:s text:c="5"/>Another example of a monastic scholar </text:span><text:span text:style-name="T8">‒</text:span><text:span text:style-name="T5"> although not necessarily a </text:span><text:span text:style-name="T3">fer leiginn</text:span><text:span text:style-name="T5"> </text:span><text:span text:style-name="T8">‒</text:span><text:span text:style-name="T3"> </text:span><text:span text:style-name="T5">with close connections with secular politics is Máel Suthain Ua Cerbaill. He was </text:span><text:span text:style-name="T3">anmchara</text:span><text:span text:style-name="T5"> to Brian Bóruma (AFM 1031.2) and apparently played a key role in establishing Brian Bóruma's convivial relationship with the community at Armagh.</text:span><text:span text:style-name="T5"><text:note text:id="ftn14" text:note-class="footnote"><text:note-citation>17</text:note-citation><text:note-body><text:p text:style-name="P1"><text:s/>Mac Ailbhe</text:p></text:note-body></text:note></text:span><text:span text:style-name="T5"> However, he is also widely believed to have been head of the monastic school at Innisfallen.</text:span><text:span text:style-name="T5"><text:note text:id="ftn13" text:note-class="footnote"><text:note-citation>18</text:note-citation><text:note-body><text:p text:style-name="P1"><text:s/>Healy pp.501<text:span text:style-name="T6">‒</text:span>502, O'Curry, <text:span text:style-name="T2">Manuscript Materials</text:span><text:span text:style-name="T4">, pp.76</text:span><text:span text:style-name="T7">‒80</text:span><text:span text:style-name="T4">.</text:span> </text:p></text:note-body></text:note></text:span><text:span text:style-name="T5"> His case is more uncertain due to a lack of explicit sources, however. A narrative concerning Máel Suthain, preserved in the fifteenth-century </text:span><text:span text:style-name="T3">Liber Flavus Fergusiorum</text:span><text:span text:style-name="T5">,</text:span><text:span text:style-name="T5"><text:note text:id="ftn12" text:note-class="footnote"><text:note-citation>19</text:note-citation><text:note-body><text:p text:style-name="P1"><text:s/>Dublin, Royal Irish Academy MS. 23 O 48 (a) (476), fols.11r<text:span text:style-name="T6">‒</text:span><text:span text:style-name="T10">11v. Summarised by O'Curry, </text:span><text:span text:style-name="T11">Manuscript Materials</text:span><text:span text:style-name="T13">, pp.77</text:span><text:span text:style-name="T7">‒80</text:span></text:p></text:note-body></text:note></text:span><text:span text:style-name="T5"> hinges on his role as a teacher and ecclesiastical scholar and concludes by noting that his manuscripts are still kept at Innisfallen. <text:s/></text:span><text:span text:style-name="T4"><text:s text:c="4"/></text:span></text:p>
      <text:p text:style-name="P7"><text:span text:style-name="T4"><text:s text:c="5"/>The famous letter from Finn Ua Gormáin (ob.1160), bishop of Kildare, to Aed Mac Crimthainn (fl.1166), abbot of Terryglas, as well as main scribe and compiler of the </text:span><text:span text:style-name="T2">Book of Leinster</text:span><text:span text:style-name="T4">,</text:span><text:span text:style-name="T4"><text:note text:id="ftn31" text:note-class="footnote"><text:note-citation>20</text:note-citation><text:note-body><text:p text:style-name="P1"><text:s/>Schl<text:span text:style-name="T16">ü</text:span><text:span text:style-name="T9">ter; </text:span><text:span text:style-name="T12">Book of Leinster </text:span><text:span text:style-name="T14">I, p.xvi</text:span></text:p></text:note-body></text:note></text:span><text:span text:style-name="T4"> preserved on p.288 of that manuscript is addressed 'do Aed mac Crimthainn, do fhir leigind ardrig Leithi Moga (.i. Nuadat) 7 do chomarbu Choluim meic Crimthaind 7 do phrim-senchaid Laigen ar gaes 7 eolas 7 trebair lebur 7 fessa 7 foglomma'.</text:span><text:span text:style-name="T4"><text:note text:id="ftn32" text:note-class="footnote"><text:note-citation>21</text:note-citation><text:note-body><text:p text:style-name="P1"><text:s/><text:span text:style-name="T12">Book of Leinster </text:span><text:span text:style-name="T14">I, p.xvi</text:span></text:p></text:note-body></text:note></text:span><text:span text:style-name="T4"> Aed Mac Crimthainn is thus also </text:span><text:span text:style-name="T2">fer leiginn </text:span><text:span text:style-name="T4">and abbot simulaneously. However, in this instance, he is </text:span><text:span text:style-name="T2">fer leiginn</text:span><text:span text:style-name="T4"> to the king of Leth Moga, not within a monastery. Aed's literary activities are evidenced in the </text:span><text:span text:style-name="T2">Book of Leinster</text:span><text:span text:style-name="T4">,</text:span><text:span text:style-name="T4"><text:note text:id="ftn33" text:note-class="footnote"><text:note-citation>22</text:note-citation><text:note-body><text:p text:style-name="P1"><text:s/>How much of the <text:span text:style-name="T2">Book of Leinster </text:span><text:span text:style-name="T4">is in the hand of Aed mac Crimthainn is still disputed. </text:span></text:p></text:note-body></text:note></text:span><text:span text:style-name="T4"> as well as in his possesion of </text:span><text:span text:style-name="T2">Duanaire Meic Lonáin</text:span><text:span text:style-name="T4">. The </text:span><text:span text:style-name="T2">Book of Leinster </text:span><text:span text:style-name="T4">is increasingly understood by scholars in the context of contemporary royal and dyastic politics in Leinster and further afield and such findings may well be of some use in understanding the relationship between a king and his </text:span><text:span text:style-name="T2">fer leiginn</text:span><text:span text:style-name="T4">. <text:s/></text:span></text:p>
      <text:p text:style-name="P7"><text:span text:style-name="T4"><text:s text:c="5"/>The annals contain further instances of a </text:span><text:span text:style-name="T2">fer leiginn</text:span><text:span text:style-name="T4"> primarily associated with a secular potentate. Several individuals are referred to as </text:span><text:span text:style-name="T2">mac ind fhirleighinn Uí Dhomhnaill</text:span><text:span text:style-name="T4"> ('son of Ó Domhnaill's </text:span><text:span text:style-name="T2">fer leiginn</text:span><text:span text:style-name="T4">'</text:span><text:span text:style-name="T4"><text:note text:id="ftn34" text:note-class="footnote"><text:note-citation>23</text:note-citation><text:note-body><text:p text:style-name="P1"><text:s/>Mac Airt translates 'lector Ua Domhnaill', as if the <text:span text:style-name="T2">fer leiginn </text:span><text:span text:style-name="T4">is called Ó Domhnaill. </text:span></text:p></text:note-body></text:note></text:span><text:span text:style-name="T4">) in the thirteenth and fourteenth centuries (AU 1278.1, AFM 1281.2, ALC 1303.5, AFM 1303.2). While this may be a surname, rather than a patronymic, by this period, it implies that Ó Domhnaill had the services of a </text:span><text:span text:style-name="T2">fer leiginn</text:span><text:span text:style-name="T4"> in the style of an </text:span><text:span text:style-name="T2">ollam</text:span><text:span text:style-name="T4">. Cormac, 'mac ind fhirleighinn h-Ui Domnaill' is described as 'taisech Fanat' (AU 1278.2) and two sons of Menman 'mac ind fhirleighinn h-Ui Domnaill' die in battle alongside Toirrdelbach mac Domnaill Óig Uí Dhomnaill (ALC 1303.5). The </text:span><text:span text:style-name="T2">fer leiginn</text:span><text:span text:style-name="T4">'s family may thus have been drawn from minor gentry or, alternatively, members may have been given the responsibilities of minor gentry. </text:span></text:p>
      <text:p text:style-name="P3"><text:s text:c="6"/>Flann Mainistrech himself is related either to the Gaels (AT, CS, AFM) or to Ireland (AU, ALC) or to 'these parts of the world' (AC). His monastic affiliation is omitted, apart from in AFM, but is present in his sobriquet in all cases so stating it may have been thought tautological. This sort of affiliation appears to be part of a trend in the annals. Beginning in 1024 but mostly from the later <text:soft-page-break/>eleventh century onwards until after 1200, when use of the term <text:span text:style-name="T2">fer leiginn </text:span>declines, there are a number instances of a <text:span text:style-name="T2">fer leiginn</text:span> being associated primarily with population groups or with regions of Ireland or the wider world. In some cases, a monastic affiliation is also mentioned but it is sometimes entirely absent. For instance, </text:p>
      <text:p text:style-name="P3"/>
      <text:p text:style-name="P3">AI (1024.4): </text:p>
      <text:p text:style-name="P3">Máel Mórda h-Ua Arrochtáin: 'fer legind Imlech Ibair &amp; cend dérce &amp; tidnaigthe na Muman'.</text:p>
      <text:list xml:id="list4929862102651375518" text:style-name="L1">
        <text:list-header>
          <text:p text:style-name="P4">AFM (1070.2): </text:p>
          <text:p text:style-name="P4">Dondghal mac Gormáin: 'ard fer leiginn Leithe Cuinn &amp; tanaissi abbad Cluana Mic Nóis'.</text:p>
          <text:p text:style-name="P4">AFM (1073.2): Corbmac Ua Maoil Duin:<text:span text:style-name="T2"> '</text:span>ard fer leiginn &amp; srúith-senoir Eireann'. </text:p>
          <text:p text:style-name="P5">AFM (1088.1): Corbmac Ua Finn:<text:span text:style-name="T2"> '</text:span>ard fer leiginn Dál gCais'. </text:p>
          <text:p text:style-name="P5">AFM (1106.6): Muirchertach Ua Cearnaigh: 'aird-fher leighind na n-Gaoidheal'.</text:p>
        </text:list-header>
      </text:list>
      <text:list xml:id="list6232256136871256929" text:style-name="L2">
        <text:list-header>
          <text:p text:style-name="P6">AFM (1125.3): Mac Maoile Suthain: 'ard fer leiginn iarthair Eireann'.</text:p>
        </text:list-header>
      </text:list>
      <text:p text:style-name="P3">AFM (1137.4): Aodh Ua Finn: 'aird-fher leiginn fear m-Breifne'.</text:p>
      <text:p text:style-name="P3">AT (1160.8): </text:p>
      <text:p text:style-name="P3">Gilla na Naem Ua Duind: 'fer léighind Indsi Clothrann &amp; ughdar Erenn re senchus &amp; re dan, &amp; aen-ollam na n-Gaedhel'.</text:p>
      <text:p text:style-name="P3">AU (1174.1): Flann Ua Gormain: 'ard-fher leighinn Aird Macha &amp; Erenn uile'.</text:p>
      <text:p text:style-name="P3"/>
      <text:p text:style-name="P3"><text:s text:c="5"/>Máel Mórda h-Ua Arrochtáin is a slightly ambiguous example. AI is a Munster chronicle and Máel Mórda was based at Emly. This comment on his prestige in Munster might be due to the AI chronicler's connections with him rather than a reflection of a formal role that he occupied. Flann Ua Gormain's island-wide significance, as we have seen, may be connected to the claims of Armagh, further suggested by the fact that AU was probably kept there during this period. </text:p>
      <text:p text:style-name="P3"><text:s text:c="5"/>Most of the examples of 'regional' <text:span text:style-name="T2">fir leiginn</text:span>, including all the less ambiguous examples, come from AFM. AFM is generally regarded as well-informed and based partly on valuable sources now no longer extant<text:note text:id="ftn11" text:note-class="footnote"><text:note-citation>24</text:note-citation><text:note-body><text:p text:style-name="Footnote"/></text:note-body></text:note> but it is definitely worth bearing in mind that the best examples of this usage of the term <text:span text:style-name="T2">fer leiginn</text:span> come from the same collection and that its source for them is not clear. <text:s text:c="2"/><text:span text:style-name="T2"><text:s/></text:span><text:s text:c="5"/></text:p>
      <text:p text:style-name="P3"><text:s text:c="5"/>McCone has noted the appearance of scholars in general in the annals without a monastic affiliation and has suggested that,</text:p>
      <text:p text:style-name="P3"/>
      <text:p text:style-name="P13">Absence of a stated monastic affiliation in this material by no means demonstrates on its own that the individual concerned was not so connected. For example, it can be confidently asserted that most, if not all, of the scholars of Latin or Scripture appearing in the annals held monastic positions, although this is only specified in just over half the obits in question.<text:note text:id="ftn10" text:note-class="footnote"><text:note-citation>25</text:note-citation><text:note-body><text:p text:style-name="P1"><text:s/><text:span text:style-name="T2">Pagan Past and Christian Present</text:span><text:span text:style-name="T4">, pp.22</text:span><text:span text:style-name="T7">‒</text:span><text:span text:style-name="T4">23.</text:span></text:p></text:note-body></text:note></text:p>
      <text:p text:style-name="P3"/>
      <text:p text:style-name="P3"><text:s text:c="5"/>It seems reasonable, with McCone, to take the meaning of the title as having more significance than the presence or absence of a monastic affiliation and not to rush towards using this as evidence that the office was or was becoming more secular. However, even accepting that these individuals were suitably qualified in ecclesiastical scholarship, it is nonetheless interesting they<text:span text:style-name="T2"> </text:span>were recorded in this way. We have already seen various examples of <text:span text:style-name="T2">fer leiginn </text:span>involved in secular politics and society. This trend in the annals may indicate that this aspect of their work came to be of greater interest to certain annalists at this period, either because of the annalists' priorities or because it became a more prominent part of the <text:span text:style-name="T2">fer leiginn</text:span>'s role. Alternatively, it may indicate that the definition of a <text:span text:style-name="T2">fer leiginn</text:span> was becoming blurred, as was happening to the terms <text:span text:style-name="T2">fili </text:span>and <text:span text:style-name="T2">filidecht.</text:span><text:span text:style-name="T2"><text:note text:id="ftn9" text:note-class="footnote"><text:note-citation>26</text:note-citation><text:note-body><text:p text:style-name="P1"><text:s/>Mac Cana, Mac Airt</text:p></text:note-body></text:note></text:span> <text:s text:c="7"/></text:p>
      <text:p text:style-name="P3"><text:s text:c="5"/>The vast majority of the individuals with a wider-than-monastic affiliation are also termed <text:span text:style-name="T2">ard fer leiginn. </text:span>From 1041 (AFM 1041.2) onwards, eighteen individuals (including Flann Mainistrech) are described this way but it is not clear if <text:span text:style-name="T2">ard-</text:span> denotes anything in particular. It is possible that, if we see a <text:span text:style-name="T2">fer leiginn </text:span>as the graduate of the studies of a <text:span text:style-name="T2">mac leiginn</text:span>, an <text:span text:style-name="T2">ard fer leiginn</text:span> could be <text:soft-page-break/>envisaged as the next grade to which a <text:span text:style-name="T2">fer leiginn </text:span>might attain. Without attaining this grade, a <text:span text:style-name="T2">fer leiginn</text:span> was unlikely to have much influence beyond their own monastery. Alternatively, this title might be acquired by demonstrating such influence. If one conceives of the <text:span text:style-name="T2">ardrí</text:span> as claiming some sort of overlordship over the other kings of Ireland or of a region or genealogical group, this could provide a parallel, as could <text:span text:style-name="T2">ardepscop</text:span>, denoting an archbishop of a province (for example, AU 1158.1). However, the meaning and connotations of <text:span text:style-name="T2">ardrí </text:span>at different periods are disputed<text:note text:id="ftn8" text:note-class="footnote"><text:note-citation>27</text:note-citation><text:note-body><text:p text:style-name="P1"><text:s/></text:p></text:note-body></text:note> and <text:span text:style-name="T2">ard </text:span>can be interpreted as 'high' in a simple, non-relative sense.<text:note text:id="ftn7" text:note-class="footnote"><text:note-citation>28</text:note-citation><text:note-body><text:p text:style-name="P1"><text:s/>DIL</text:p></text:note-body></text:note> </text:p>
      <text:p text:style-name="P3"><text:s text:c="5"/>On the whole it seems unlikely that the term <text:span text:style-name="T2">ard fer leiginn</text:span>, when associated with a wider region, is an actual role in the same way as a <text:span text:style-name="T2">fer leiginn </text:span>in a monastery. The title is clearly and appositely associated with figures of importance but it is difficult to argue that it had a precise meaning in itself. First, there are several instances of an <text:span text:style-name="T2">ard fer leiginn</text:span> with no stated associations beyond their own monastery, such as Máel Patraic Ua Bileóce, 'ard-fer leiginn Aird Macha, sui crabuid &amp; na oighi' (AU 1046.5). In 1049, Aed Ua Forreid took the <text:span text:style-name="T2">feras leiginn Arda Macha </text:span>(AU 1049.6) but, by his death in 1056, he had become <text:span text:style-name="T2">ard fer leiginn Arda Macha</text:span> (AU 1056.2) with no intervening incidents recorded. Secondly, some individuals, termed simply <text:span text:style-name="T2">fer leiginn</text:span>,<text:span text:style-name="T2"> </text:span>who are ascribed a wider significance, such as Máel Mórda h-Ua Arrochtáin or Maelan, 'fer leiginn Cenannsa, sapientisimus omnium Hibernentium' (AU 1050.3). The regional and national titles of these individuals, however, do seem more honorific in nature. However, it is also worth noting that Aed Mac Crimthainn, in Finn Ua Gormáin's letter, is apparently attached to the king of Leth Moga and yet is simply addressed as <text:span text:style-name="T2">fer leiginn</text:span>. </text:p>
      <text:p text:style-name="P3"><text:s text:c="6"/>The title <text:span text:style-name="T2">ard fer leiginn</text:span> is sometimes not attested universally for the same individual. For example, AFM is unique in using the title <text:span text:style-name="T2">ard fer leiginn</text:span> for Dondgal mac Gormain and Congalach Ua Tomaltaigh </text:p>
      <text:p text:style-name="P2"/>
      <text:p text:style-name="P3">AI (1070.7): Mac Gormain: 'fer legind Cluana Mc. Nóis &amp; Cenannsa'. </text:p>
      <text:p text:style-name="P3">AU (1070.10): Mac Gormain: 'fer Leiginn, suí ecna Erenn'.</text:p>
      <text:p text:style-name="P3">AFM (1070.2): Dondgal Mac Gormain: 'aird-fer leiginn Leithe Chuinn, &amp; tánaissi abbaidh Cluana Mic Nóis'. </text:p>
      <text:p text:style-name="P2"/>
      <text:p text:style-name="P3">AU (1169.7): Conghalach h-Ua Tomaltaigh: 'fer leighind Cluana Mac Nois &amp; uasal-shaccart' </text:p>
      <text:p text:style-name="P3">AFM (1169.1): Conghalach h-Ua Tomaltaigh 'uasal-shacart &amp; aird fher leiginn Cluana Mic Nóis &amp; saoi egna na n-Gaoidheal'</text:p>
      <text:p text:style-name="P3"/>
      <text:p text:style-name="P3"><text:s text:c="5"/>However, the reverse takes place occurs in the case of Martain Ua Brolaigh, possibly due to scribal omission in this instance, </text:p>
      <text:p text:style-name="P2"/>
      <text:p text:style-name="P3">AU (1188.3): Martain Ua Brolaigh: 'ard-ecnaidh Goeidhel uile &amp; ard-fher leiginn Aird Macha'.</text:p>
      <text:p text:style-name="P3">ALC (1188.4): Martain Ua Brolaigh: 'ard egnaig Goeidil uile, &amp; aird ferleighinn Ard Macha'.</text:p>
      <text:p text:style-name="P3">AFM (1188.1): Martain Ua Brolaigh: 'aird-eccnaidh Gaoidheal &amp; fer leighinn Arda Macha'. </text:p>
      <text:p text:style-name="P3"/>
      <text:p text:style-name="P3"><text:s text:c="5"/>It is worth noting that, again, the main lines of division seem to fall between AFM and the other annals, suggesting that revision or harmonisation of this sort of information may have taken place during the compilation of AFM, a subject deserving further investigation. For now, however, it can be concluded that distinction between a <text:span text:style-name="T2">fer leiginn</text:span> and an <text:span text:style-name="T2">ard fer leiginn</text:span> is not easy to spot <text:span text:style-name="T6">‒</text:span> beyond a general sense that the latter has more prestige <text:span text:style-name="T6">‒</text:span> and the distinction is not always maintained by the annalists. </text:p>
      <text:p text:style-name="P3"><text:s text:c="5"/>The 'social affiliation', to use Mac Cana's term, of a <text:span text:style-name="T2">fer leiginn</text:span> is thus decidedly ecclesiastical and monastic. However, in this far from exhaustive survey, we have found several examples of a <text:span text:style-name="T2">fer leiginn</text:span> interacting closely with kings and secular society generally and a strata of individuals whom the annals associate primarily with territorial divisions. The specific role of a <text:span text:style-name="T2">fer leiginn</text:span> may not <text:soft-page-break/>have been intended to be particularly worldly; these examples should be viewed in the context of the Irish church before the twelfth century, which is widely regarded as more open to and enmeshed with secular society than elsewhere in Europe.<text:note text:id="ftn0" text:note-class="footnote"><text:note-citation>29</text:note-citation><text:note-body><text:p text:style-name="Footnote"/></text:note-body></text:note> Nevertheless, the <text:span text:style-name="T2">fer leiginn</text:span> emerges as a scholar expected to take a role in monastic education but also to use their learning and connections beyond the monastery.</text:p>
      <text:p text:style-name="P3"><text:s text:c="5"/>A full discussion of what might have constituted the work and studies of a <text:span text:style-name="T2">fer leiginn</text:span> would necessarly embrace all the various disciplines of medieval Latin learned culture. It would also have to addess the particular complexities that existed in Ireland on account of the interplay of Latin and vernacular elements in monastic learned culture; such a survey could justifiably embrace all extant literature in Hiberno-Latin and medieval Gaelic and this is unfortunately not practical for our current purposes.</text:p>
      <text:p text:style-name="P3"><text:s text:c="5"/>It is curious that, of all the <text:span text:style-name="T2">fir leiginn</text:span> attested in the annals, very few have texts attributed to them in extant manuscripts. Other than Flann Mainistrech, I can find only three others who are named as authors of extant texts.</text:p>
      <text:p text:style-name="P3"/>
      <text:p text:style-name="P3">Dub Da Leithe mac Mael Maire: AU (1049.6): </text:p>
      <text:p text:style-name="P3">'Dub Da Leithi do ghabail na h-apdaine asa firus leighinn in eodem die quo mortus est Amhalgaid'.</text:p>
      <text:p text:style-name="P3"/>
      <text:p text:style-name="P3">Tigernach Ua Bráin: AFM (1088.3): </text:p>
      <text:p text:style-name="P3">'ard-chomharba Chiaráin &amp; Chomáin […] suí leighind &amp; senchusa'.</text:p>
      <text:p text:style-name="P3"/>
      <text:p text:style-name="P3">Gilla na Naem Ua Duind: AT (1160.8): 'fer léighind Indsi Clothrann &amp; ughdar Erenn re senchus &amp; re dan, &amp; aen-ollam na n-Gaedhel'. </text:p>
      <text:p text:style-name="P9"/>
      <text:p text:style-name="P9"><text:s text:c="5"/>Dub Dá Leithe (ob.1064), <text:span text:style-name="T2">fer leiginn</text:span> and then abbot of Armagh, appears to have been in some way responsible for <text:span text:style-name="T2">Lebor Duib Dá Leithe. </text:span>This non-extant manuscript contained a recension of <text:span text:style-name="T2">Baile in Scáil</text:span>, a narrative containing a prophecy of the kings of Ireland of the line of Conn Cetcathach,<text:note text:id="ftn2" text:note-class="footnote"><text:note-citation>30</text:note-citation><text:note-body><text:p text:style-name="Footnote"/></text:note-body></text:note> and a collection of annals. These annals are occasionally quoted in AU. If the quotations are representative, his annals are particularly focused on Cenél nEogáin.<text:note text:id="ftn3" text:note-class="footnote"><text:note-citation>31</text:note-citation><text:note-body><text:p text:style-name="P1"><text:s/>ODNB, Evans.</text:p></text:note-body></text:note></text:p>
      <text:p text:style-name="P9"><text:s text:c="5"/>Tigernach Ua Brain (ob.1088), abbot at Clonmacnoise, is supposedly the eponymous compiler of AT down to the year of his death, according to a note in one of the manuscripts of AT.</text:p>
      <text:p text:style-name="P9"><text:s text:c="5"/>The extant work of Gilla na Naem Ua Duind (ob.1160), to be further discussed below due to the resemblance of his description in AT to that of Flann Mainistrech, has already been surveyed by Edel Bhreathnach. </text:p>
      <text:p text:style-name="P9"><text:s text:c="5"/>Preserved in a single, seventeenth-century manuscript, 'Úasalepscop Éirenn Aéd' is partly a drinking song and partly a praise poem for Aed Ua Forreid, bishop and <text:span text:style-name="T2">ard fer leiginn</text:span> (AU 1056.2, AFM 1056.1) of Armagh, which is purportedly contemporary with his life.<text:note text:id="ftn1" text:note-class="footnote"><text:note-citation>32</text:note-citation><text:note-body><text:p text:style-name="P1"><text:s/>ed. Murphy</text:p></text:note-body></text:no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5:33:06.37</meta:creation-date>
    <dc:date>2013-04-10T18:20:37.24</dc:date>
    <meta:editing-duration>P1DT4H11M45S</meta:editing-duration>
    <meta:editing-cycles>34</meta:editing-cycles>
    <meta:generator>OpenOffice.org/3.4.1$Win32 OpenOffice.org_project/341m1$Build-9593</meta:generator>
    <meta:document-statistic meta:table-count="0" meta:image-count="0" meta:object-count="0" meta:page-count="7" meta:paragraph-count="98" meta:word-count="4567" meta:character-count="27777"/>
  </office:meta>
</office:document-meta>
</file>